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01in" fo:break-before="auto" style:use-optimal-row-height="false"/>
    </style:style>
    <style:style style:name="ro3" style:family="table-row">
      <style:table-row-properties style:row-height="0.1598in" fo:break-before="auto" style:use-optimal-row-height="false"/>
    </style:style>
    <style:style style:name="ro4" style:family="table-row">
      <style:table-row-properties style:row-height="0.1402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 style:data-style-name="N0"/>
    <style:style style:name="ce17" style:family="table-cell" style:parent-style-name="Default" style:data-style-name="N0">
      <style:text-properties fo:font-size="9pt" style:font-size-asian="9pt" style:font-size-complex="9pt"/>
    </style:style>
    <style:style style:name="ce20" style:family="table-cell" style:parent-style-name="Default"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0" style:family="table-cell" style:parent-style-name="Defaul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4" table:default-cell-style-name="Default"/>
        <table:table-column table:style-name="co1" table:number-columns-repeated="16360"/>
        <table:table-row table:style-name="ro1"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2">
            <text:p>IN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Input: 000 + 5 bit port address (32 ports)</text:p>
          </table:table-cell>
          <table:table-cell table:style-name="Default" table:number-columns-repeated="163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2">
            <text:p>OUT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Output: 001 + 5 bit port address (32 ports)</text:p>
          </table:table-cell>
          <table:table-cell table:style-name="Default" table:number-columns-repeated="163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LOAD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Load: 010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Reserved: 0101 load from extra 16 registers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SAVE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Save: 011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Reserved: 0101 save to extra 16 registers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ADD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Add: 100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 table:number-columns-spanned="16" table:number-rows-spanned="1">
            <text:p>OR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OR: 1001 + 4 bit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NOT</text:p>
          </table:table-cell>
          <table:table-cell table:style-name="ce18" office:value-type="string" calcext:value-type="string">
            <text:p>Zero</text:p>
          </table:table-cell>
          <table:table-cell table:style-name="ce18" office:value-type="string" calcext:value-type="string">
            <text:p>One</text:p>
          </table:table-cell>
          <table:table-cell table:number-columns-repeated="15"/>
          <table:table-cell office:value-type="string" calcext:value-type="string">
            <text:p>NOT, ZERO and ONE, no extra bits needed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JMP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JMP: Jump to address given in next byte (256 locations) <text:s/>(two byte instruction). <text:s/>The lower 4 bits of this instruction is reserved to allow</text:p>
          </table:table-cell>
          <table:table-cell table:style-name="Default" table:number-columns-repeated="1636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string" calcext:value-type="string" table:number-columns-spanned="8" table:number-rows-spanned="1">
            <text:p>JT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JNT</text:p>
          </table:table-cell>
          <table:covered-table-cell table:number-columns-repeated="7"/>
          <table:table-cell table:number-columns-repeated="3"/>
          <table:table-cell table:style-name="Default" table:number-columns-repeated="16360"/>
        </table:table-row>
      </table:table>
      <table:table table:name="Variable Width" table:style-name="ta1">
        <office:forms form:automatic-focus="false" form:apply-design-mode="false"/>
        <table:table-column table:style-name="co1" table:number-columns-repeated="2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25" office:value-type="string" calcext:value-type="string">
            <text:p>Next</text:p>
          </table:table-cell>
          <table:table-cell office:value-type="string" calcext:value-type="string">
            <text:p>Extra</text:p>
          </table:table-cell>
          <table:table-cell/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5" office:value-type="string" calcext:value-type="string">
            <text:p>Byte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22" office:value-type="string" calcext:value-type="string" table:number-columns-spanned="16" table:number-rows-spanned="2">
            <text:p>AN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 table:number-columns-spanned="16" table:number-rows-spanned="2">
            <text:p>OR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2" office:value-type="string" calcext:value-type="string" table:number-columns-spanned="16" table:number-rows-spanned="2">
            <text:p>LOA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 table:number-columns-spanned="16" table:number-rows-spanned="2">
            <text:p>SAVE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NOT</text:p>
          </table:table-cell>
          <table:table-cell table:number-columns-repeated="7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Ret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Out</text:p>
          </table:table-cell>
          <table:table-cell table:style-name="ce24"/>
          <table:table-cell table:number-columns-repeated="6"/>
          <table:table-cell table:style-name="ce18" office:value-type="string" calcext:value-type="string">
            <text:p>OutInc</text:p>
          </table:table-cell>
          <table:table-cell table:style-name="ce18" office:value-type="string" calcext:value-type="string">
            <text:p>OutDec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IN</text:p>
          </table:table-cell>
          <table:table-cell table:number-columns-repeated="7"/>
          <table:table-cell table:style-name="ce18" office:value-type="string" calcext:value-type="string">
            <text:p>InInc</text:p>
          </table:table-cell>
          <table:table-cell table:style-name="ce18" office:value-type="string" calcext:value-type="string">
            <text:p>InDec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8" table:number-rows-spanned="1">
            <text:p>INFrom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OUTTo</text:p>
          </table:table-cell>
          <table:covered-table-cell table:number-columns-repeated="7"/>
          <table:table-cell table:style-name="ce18"/>
          <table:table-cell office:value-type="float" office:value="11" calcext:value-type="float">
            <text:p>11</text:p>
          </table:table-cell>
          <table:table-cell office:value-type="string" calcext:value-type="string">
            <text:p>Port Addres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 table:number-columns-spanned="17" table:number-rows-spanned="1">
            <text:p>CALL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Call Addres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17" table:number-rows-spanned="1">
            <text:p>JT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4" office:value-type="string" calcext:value-type="string" table:number-columns-spanned="17" table:number-rows-spanned="1">
            <text:p>JMP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</table:table>
      <table:table table:name="Pins" table:style-name="ta1">
        <table:table-column table:style-name="co2" table:number-columns-repeated="3" table:default-cell-style-name="Default"/>
        <table:table-column table:style-name="co2" table:number-columns-repeated="16381"/>
        <table:table-row table:style-name="ro1">
          <table:table-cell table:style-name="ce26" office:value-type="string" calcext:value-type="string">
            <text:p>Device</text:p>
          </table:table-cell>
          <table:table-cell table:style-name="ce26" office:value-type="string" calcext:value-type="string">
            <text:p>Pin</text:p>
          </table:table-cell>
          <table:table-cell table:style-name="ce26" office:value-type="string" calcext:value-type="string">
            <text:p>qty</text:p>
          </table:table-cell>
          <table:table-cell table:style-name="ce26" table:number-columns-repeated="16381"/>
        </table:table-row>
        <table:table-row table:style-name="ro1">
          <table:table-cell office:value-type="string" calcext:value-type="string">
            <text:p>Registers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Registers</text:p>
          </table:table-cell>
          <table:table-cell office:value-type="string" calcext:value-type="string">
            <text:p>Output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ourceSelector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ataOutLatch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WriteOutLatch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Latch</text:p>
          </table:table-cell>
          <table:table-cell office:value-type="string" calcext:value-type="string">
            <text:p>Load/Dow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Latch</text:p>
          </table:table-cell>
          <table:table-cell office:value-type="string" calcext:value-type="string">
            <text:p>Cou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ExtraByte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ckPointer</text:p>
          </table:table-cell>
          <table:table-cell office:value-type="string" calcext:value-type="string">
            <text:p>Up/Dow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ckPointer</text:p>
          </table:table-cell>
          <table:table-cell office:value-type="string" calcext:value-type="string">
            <text:p>Chang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Stack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Stack</text:p>
          </table:table-cell>
          <table:table-cell office:value-type="string" calcext:value-type="string">
            <text:p>Output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Source</text:p>
          </table:table-cell>
          <table:table-cell office:value-type="string" calcext:value-type="string">
            <text:p>SourceSelec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Counter</text:p>
          </table:table-cell>
          <table:table-cell office:value-type="string" calcext:value-type="string">
            <text:p>Load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Counter</text:p>
          </table:table-cell>
          <table:table-cell office:value-type="string" calcext:value-type="string">
            <text:p>Increme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FetchNext</text:p>
          </table:table-cell>
          <table:table-cell table:number-columns-repeated="2"/>
          <table:table-cell table:style-name="Default" table:number-columns-repeated="16381"/>
        </table:table-row>
      </table:table>
      <table:table table:name="Microcode" table:style-name="ta1">
        <office:forms form:automatic-focus="false" form:apply-design-mode="false"/>
        <table:table-column table:style-name="co2" table:visibility="collapse" table:default-cell-style-name="Default"/>
        <table:table-column table:style-name="co2" table:default-cell-style-name="ce20"/>
        <table:table-column table:style-name="co2" table:default-cell-style-name="Default"/>
        <table:table-column table:style-name="co2" table:default-cell-style-name="ce16"/>
        <table:table-column table:style-name="co1" table:number-columns-repeated="34" table:default-cell-style-name="Default"/>
        <table:table-column table:style-name="co2" table:default-cell-style-name="Default"/>
        <table:table-column table:style-name="co2" table:number-columns-repeated="16345"/>
        <table:table-row table:style-name="ro2">
          <table:table-cell table:style-name="ce15"/>
          <table:table-cell office:value-type="string" calcext:value-type="string">
            <text:p>OpCode</text:p>
          </table:table-cell>
          <table:table-cell table:style-name="ce15" office:value-type="string" calcext:value-type="string">
            <text:p>Extra</text:p>
          </table:table-cell>
          <table:table-cell table:style-name="ce21" office:value-type="string" calcext:value-type="string">
            <text:p>Instruction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7"/>
          <table:table-cell table:style-name="ce15" office:value-type="string" calcext:value-type="string">
            <text:p>Sel0</text:p>
          </table:table-cell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6"/>
          <table:table-cell table:style-name="ce15" office:value-type="string" calcext:value-type="string">
            <text:p>Sel1</text:p>
          </table:table-cell>
          <table:table-cell table:style-name="ce15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5"/>
          <table:table-cell table:style-name="ce15" office:value-type="string" calcext:value-type="string">
            <text:p>Sel2</text:p>
          </table:table-cell>
          <table:table-cell table:style-name="ce15" table:number-columns-repeated="2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4"/>
          <table:table-cell table:style-name="ce15" office:value-type="string" calcext:value-type="string">
            <text:p>Accumulator <text:s/>WE</text:p>
          </table:table-cell>
          <table:table-cell table:style-name="ce15" table:number-columns-repeated="3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3"/>
          <table:table-cell table:style-name="ce15" office:value-type="string" calcext:value-type="string">
            <text:p>Registers WE</text:p>
          </table:table-cell>
          <table:table-cell table:style-name="ce15" table:number-columns-repeated="4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2"/>
          <table:table-cell table:style-name="ce15" office:value-type="string" calcext:value-type="string">
            <text:p>Registers OE</text:p>
          </table:table-cell>
          <table:table-cell table:style-name="ce15" table:number-columns-repeated="5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1"/>
          <table:table-cell table:style-name="ce15" office:value-type="string" calcext:value-type="string">
            <text:p>DataOut WE</text:p>
          </table:table-cell>
          <table:table-cell table:style-name="ce15" table:number-columns-repeated="6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0"/>
          <table:table-cell table:style-name="ce15" office:value-type="string" calcext:value-type="string">
            <text:p>Write WE</text:p>
          </table:table-cell>
          <table:table-cell table:style-name="ce15" table:number-columns-repeated="7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9"/>
          <table:table-cell table:style-name="ce15" office:value-type="string" calcext:value-type="string">
            <text:p>AddressOut Load/Down</text:p>
          </table:table-cell>
          <table:table-cell table:style-name="ce15" table:number-columns-repeated="8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8"/>
          <table:table-cell table:style-name="ce15" office:value-type="string" calcext:value-type="string">
            <text:p>AddressOut Count Up</text:p>
          </table:table-cell>
          <table:table-cell table:style-name="ce15" table:number-columns-repeated="9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7"/>
          <table:table-cell table:style-name="ce15" office:value-type="string" calcext:value-type="string">
            <text:p>ProgramCounter Load/Down</text:p>
          </table:table-cell>
          <table:table-cell table:style-name="ce15" table:number-columns-repeated="10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6"/>
          <table:table-cell table:style-name="ce15" office:value-type="string" calcext:value-type="string">
            <text:p>ProgramCounter Count Down</text:p>
          </table:table-cell>
          <table:table-cell table:style-name="ce15" table:number-columns-repeated="11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5"/>
          <table:table-cell table:style-name="ce15" office:value-type="string" calcext:value-type="string">
            <text:p>ProgramCounter Source</text:p>
          </table:table-cell>
          <table:table-cell table:style-name="ce15" table:number-columns-repeated="12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15" office:value-type="string" calcext:value-type="string">
            <text:p>FetchNextByte</text:p>
          </table:table-cell>
          <table:table-cell table:style-name="ce15" table:number-columns-repeated="13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3"/>
          <table:table-cell table:style-name="ce15" office:value-type="string" calcext:value-type="string">
            <text:p>ProgramStack WE</text:p>
          </table:table-cell>
          <table:table-cell table:style-name="ce15" table:number-columns-repeated="14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2"/>
          <table:table-cell table:style-name="ce15" office:value-type="string" calcext:value-type="string">
            <text:p>ProgramStack OE (??)</text:p>
          </table:table-cell>
          <table:table-cell table:style-name="ce15" table:number-columns-repeated="15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/>
          <table:table-cell table:style-name="ce15" office:value-type="string" calcext:value-type="string">
            <text:p>StackPointer Load/Down</text:p>
          </table:table-cell>
          <table:table-cell table:style-name="ce15" table:number-columns-repeated="16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office:value-type="string" calcext:value-type="string">
            <text:p>StackPointer Count Up</text:p>
          </table:table-cell>
          <table:table-cell table:style-name="ce15" table:number-columns-repeated="17"/>
          <table:table-cell table:number-columns-repeated="17"/>
          <table:table-cell table:style-name="ce15" table:number-columns-repeated="16345"/>
        </table:table-row>
        <table:table-row table:style-name="ro3">
          <table:table-cell table:style-name="ce12" office:value-type="float" office:value="0" calcext:value-type="float">
            <text:p>0</text:p>
          </table:table-cell>
          <table:table-cell table:style-name="ce19" table:formula="of:=BASE([.A20]; 2;6)" office:value-type="string" office:string-value="000000" calcext:value-type="string">
            <text:p>000000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 table:number-columns-spanned="1" table:number-rows-spanned="16">
            <text:p>AND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0.5" calcext:value-type="float">
            <text:p>0.5</text:p>
          </table:table-cell>
          <table:table-cell table:style-name="ce19" table:formula="of:=BASE([.A21]; 2;6)" office:value-type="string" office:string-value="000000" calcext:value-type="string">
            <text:p>000000</text:p>
          </table:table-cell>
          <table:table-cell table:formula="of:=1-[.C20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9" table:formula="of:=BASE([.A22]; 2;6)" office:value-type="string" office:string-value="000001" calcext:value-type="string">
            <text:p>000001</text:p>
          </table:table-cell>
          <table:table-cell table:formula="of:=1-[.C21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.5" calcext:value-type="float">
            <text:p>1.5</text:p>
          </table:table-cell>
          <table:table-cell table:style-name="ce19" table:formula="of:=BASE([.A23]; 2;6)" office:value-type="string" office:string-value="000001" calcext:value-type="string">
            <text:p>000001</text:p>
          </table:table-cell>
          <table:table-cell table:formula="of:=1-[.C22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9" table:formula="of:=BASE([.A24]; 2;6)" office:value-type="string" office:string-value="000010" calcext:value-type="string">
            <text:p>000010</text:p>
          </table:table-cell>
          <table:table-cell table:formula="of:=1-[.C23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2.5" calcext:value-type="float">
            <text:p>2.5</text:p>
          </table:table-cell>
          <table:table-cell table:style-name="ce19" table:formula="of:=BASE([.A25]; 2;6)" office:value-type="string" office:string-value="000010" calcext:value-type="string">
            <text:p>000010</text:p>
          </table:table-cell>
          <table:table-cell table:formula="of:=1-[.C24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19" table:formula="of:=BASE([.A26]; 2;6)" office:value-type="string" office:string-value="000011" calcext:value-type="string">
            <text:p>000011</text:p>
          </table:table-cell>
          <table:table-cell table:formula="of:=1-[.C25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3.5" calcext:value-type="float">
            <text:p>3.5</text:p>
          </table:table-cell>
          <table:table-cell table:style-name="ce19" table:formula="of:=BASE([.A27]; 2;6)" office:value-type="string" office:string-value="000011" calcext:value-type="string">
            <text:p>000011</text:p>
          </table:table-cell>
          <table:table-cell table:formula="of:=1-[.C26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19" table:formula="of:=BASE([.A28]; 2;6)" office:value-type="string" office:string-value="000100" calcext:value-type="string">
            <text:p>000100</text:p>
          </table:table-cell>
          <table:table-cell table:formula="of:=1-[.C27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4.5" calcext:value-type="float">
            <text:p>4.5</text:p>
          </table:table-cell>
          <table:table-cell table:style-name="ce19" table:formula="of:=BASE([.A29]; 2;6)" office:value-type="string" office:string-value="000100" calcext:value-type="string">
            <text:p>000100</text:p>
          </table:table-cell>
          <table:table-cell table:formula="of:=1-[.C28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style-name="ce19" table:formula="of:=BASE([.A30]; 2;6)" office:value-type="string" office:string-value="000101" calcext:value-type="string">
            <text:p>000101</text:p>
          </table:table-cell>
          <table:table-cell table:formula="of:=1-[.C29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5.5" calcext:value-type="float">
            <text:p>5.5</text:p>
          </table:table-cell>
          <table:table-cell table:style-name="ce19" table:formula="of:=BASE([.A31]; 2;6)" office:value-type="string" office:string-value="000101" calcext:value-type="string">
            <text:p>000101</text:p>
          </table:table-cell>
          <table:table-cell table:formula="of:=1-[.C30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6" calcext:value-type="float">
            <text:p>6</text:p>
          </table:table-cell>
          <table:table-cell table:style-name="ce19" table:formula="of:=BASE([.A32]; 2;6)" office:value-type="string" office:string-value="000110" calcext:value-type="string">
            <text:p>000110</text:p>
          </table:table-cell>
          <table:table-cell table:formula="of:=1-[.C31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6.5" calcext:value-type="float">
            <text:p>6.5</text:p>
          </table:table-cell>
          <table:table-cell table:style-name="ce19" table:formula="of:=BASE([.A33]; 2;6)" office:value-type="string" office:string-value="000110" calcext:value-type="string">
            <text:p>000110</text:p>
          </table:table-cell>
          <table:table-cell table:formula="of:=1-[.C32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7" calcext:value-type="float">
            <text:p>7</text:p>
          </table:table-cell>
          <table:table-cell table:style-name="ce19" table:formula="of:=BASE([.A34]; 2;6)" office:value-type="string" office:string-value="000111" calcext:value-type="string">
            <text:p>000111</text:p>
          </table:table-cell>
          <table:table-cell table:formula="of:=1-[.C33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7.5" calcext:value-type="float">
            <text:p>7.5</text:p>
          </table:table-cell>
          <table:table-cell table:style-name="ce19" table:formula="of:=BASE([.A35]; 2;6)" office:value-type="string" office:string-value="000111" calcext:value-type="string">
            <text:p>000111</text:p>
          </table:table-cell>
          <table:table-cell table:formula="of:=1-[.C34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8" calcext:value-type="float">
            <text:p>8</text:p>
          </table:table-cell>
          <table:table-cell table:style-name="ce19" table:formula="of:=BASE([.A36]; 2;6)" office:value-type="string" office:string-value="001000" calcext:value-type="string">
            <text:p>001000</text:p>
          </table:table-cell>
          <table:table-cell table:formula="of:=1-[.C35]" office:value-type="float" office:value="0" calcext:value-type="float">
            <text:p>0</text:p>
          </table:table-cell>
          <table:table-cell table:style-name="ce22" office:value-type="string" calcext:value-type="string" table:number-columns-spanned="1" table:number-rows-spanned="16">
            <text:p>OR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8.5" calcext:value-type="float">
            <text:p>8.5</text:p>
          </table:table-cell>
          <table:table-cell table:style-name="ce19" table:formula="of:=BASE([.A37]; 2;6)" office:value-type="string" office:string-value="001000" calcext:value-type="string">
            <text:p>001000</text:p>
          </table:table-cell>
          <table:table-cell table:formula="of:=1-[.C36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9" calcext:value-type="float">
            <text:p>9</text:p>
          </table:table-cell>
          <table:table-cell table:style-name="ce19" table:formula="of:=BASE([.A38]; 2;6)" office:value-type="string" office:string-value="001001" calcext:value-type="string">
            <text:p>001001</text:p>
          </table:table-cell>
          <table:table-cell table:formula="of:=1-[.C37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9.5" calcext:value-type="float">
            <text:p>9.5</text:p>
          </table:table-cell>
          <table:table-cell table:style-name="ce19" table:formula="of:=BASE([.A39]; 2;6)" office:value-type="string" office:string-value="001001" calcext:value-type="string">
            <text:p>001001</text:p>
          </table:table-cell>
          <table:table-cell table:formula="of:=1-[.C38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0" calcext:value-type="float">
            <text:p>10</text:p>
          </table:table-cell>
          <table:table-cell table:style-name="ce19" table:formula="of:=BASE([.A40]; 2;6)" office:value-type="string" office:string-value="001010" calcext:value-type="string">
            <text:p>001010</text:p>
          </table:table-cell>
          <table:table-cell table:formula="of:=1-[.C39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0.5" calcext:value-type="float">
            <text:p>10.5</text:p>
          </table:table-cell>
          <table:table-cell table:style-name="ce19" table:formula="of:=BASE([.A41]; 2;6)" office:value-type="string" office:string-value="001010" calcext:value-type="string">
            <text:p>001010</text:p>
          </table:table-cell>
          <table:table-cell table:formula="of:=1-[.C40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1" calcext:value-type="float">
            <text:p>11</text:p>
          </table:table-cell>
          <table:table-cell table:style-name="ce19" table:formula="of:=BASE([.A42]; 2;6)" office:value-type="string" office:string-value="001011" calcext:value-type="string">
            <text:p>001011</text:p>
          </table:table-cell>
          <table:table-cell table:formula="of:=1-[.C41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1.5" calcext:value-type="float">
            <text:p>11.5</text:p>
          </table:table-cell>
          <table:table-cell table:style-name="ce19" table:formula="of:=BASE([.A43]; 2;6)" office:value-type="string" office:string-value="001011" calcext:value-type="string">
            <text:p>001011</text:p>
          </table:table-cell>
          <table:table-cell table:formula="of:=1-[.C42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2" calcext:value-type="float">
            <text:p>12</text:p>
          </table:table-cell>
          <table:table-cell table:style-name="ce19" table:formula="of:=BASE([.A44]; 2;6)" office:value-type="string" office:string-value="001100" calcext:value-type="string">
            <text:p>001100</text:p>
          </table:table-cell>
          <table:table-cell table:formula="of:=1-[.C43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2.5" calcext:value-type="float">
            <text:p>12.5</text:p>
          </table:table-cell>
          <table:table-cell table:style-name="ce19" table:formula="of:=BASE([.A45]; 2;6)" office:value-type="string" office:string-value="001100" calcext:value-type="string">
            <text:p>001100</text:p>
          </table:table-cell>
          <table:table-cell table:formula="of:=1-[.C44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3" calcext:value-type="float">
            <text:p>13</text:p>
          </table:table-cell>
          <table:table-cell table:style-name="ce19" table:formula="of:=BASE([.A46]; 2;6)" office:value-type="string" office:string-value="001101" calcext:value-type="string">
            <text:p>001101</text:p>
          </table:table-cell>
          <table:table-cell table:formula="of:=1-[.C45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3.5" calcext:value-type="float">
            <text:p>13.5</text:p>
          </table:table-cell>
          <table:table-cell table:style-name="ce19" table:formula="of:=BASE([.A47]; 2;6)" office:value-type="string" office:string-value="001101" calcext:value-type="string">
            <text:p>001101</text:p>
          </table:table-cell>
          <table:table-cell table:formula="of:=1-[.C46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4" calcext:value-type="float">
            <text:p>14</text:p>
          </table:table-cell>
          <table:table-cell table:style-name="ce19" table:formula="of:=BASE([.A48]; 2;6)" office:value-type="string" office:string-value="001110" calcext:value-type="string">
            <text:p>001110</text:p>
          </table:table-cell>
          <table:table-cell table:formula="of:=1-[.C47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4.5" calcext:value-type="float">
            <text:p>14.5</text:p>
          </table:table-cell>
          <table:table-cell table:style-name="ce19" table:formula="of:=BASE([.A49]; 2;6)" office:value-type="string" office:string-value="001110" calcext:value-type="string">
            <text:p>001110</text:p>
          </table:table-cell>
          <table:table-cell table:formula="of:=1-[.C48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5" calcext:value-type="float">
            <text:p>15</text:p>
          </table:table-cell>
          <table:table-cell table:style-name="ce19" table:formula="of:=BASE([.A50]; 2;6)" office:value-type="string" office:string-value="001111" calcext:value-type="string">
            <text:p>001111</text:p>
          </table:table-cell>
          <table:table-cell table:formula="of:=1-[.C49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5.5" calcext:value-type="float">
            <text:p>15.5</text:p>
          </table:table-cell>
          <table:table-cell table:style-name="ce19" table:formula="of:=BASE([.A51]; 2;6)" office:value-type="string" office:string-value="001111" calcext:value-type="string">
            <text:p>001111</text:p>
          </table:table-cell>
          <table:table-cell table:formula="of:=1-[.C50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7" office:value-type="float" office:value="16" calcext:value-type="float">
            <text:p>16</text:p>
          </table:table-cell>
          <table:table-cell table:style-name="ce19" table:formula="of:=BASE([.A52]; 2;6)" office:value-type="string" office:string-value="010000" calcext:value-type="string">
            <text:p>010000</text:p>
          </table:table-cell>
          <table:table-cell table:style-name="ce20" table:formula="of:=1-[.C51]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16">
            <text:p>LOAD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16.5" calcext:value-type="float">
            <text:p>16.5</text:p>
          </table:table-cell>
          <table:table-cell table:style-name="ce19" table:formula="of:=BASE([.A53]; 2;6)" office:value-type="string" office:string-value="010000" calcext:value-type="string">
            <text:p>010000</text:p>
          </table:table-cell>
          <table:table-cell table:style-name="ce20" table:formula="of:=1-[.C52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17" calcext:value-type="float">
            <text:p>17</text:p>
          </table:table-cell>
          <table:table-cell table:style-name="ce19" table:formula="of:=BASE([.A54]; 2;6)" office:value-type="string" office:string-value="010001" calcext:value-type="string">
            <text:p>010001</text:p>
          </table:table-cell>
          <table:table-cell table:style-name="ce20" table:formula="of:=1-[.C53]" office:value-type="float" office:value="0" calcext:value-type="float">
            <text:p>0</text:p>
          </table:table-cell>
          <table:covered-table-cell table:style-name="ce27"/>
          <table:table-cell table:number-columns-repeated="1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17.5" calcext:value-type="float">
            <text:p>17.5</text:p>
          </table:table-cell>
          <table:table-cell table:style-name="ce19" table:formula="of:=BASE([.A55]; 2;6)" office:value-type="string" office:string-value="010001" calcext:value-type="string">
            <text:p>010001</text:p>
          </table:table-cell>
          <table:table-cell table:style-name="ce20" table:formula="of:=1-[.C54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18" calcext:value-type="float">
            <text:p>18</text:p>
          </table:table-cell>
          <table:table-cell table:style-name="ce19" table:formula="of:=BASE([.A56]; 2;6)" office:value-type="string" office:string-value="010010" calcext:value-type="string">
            <text:p>010010</text:p>
          </table:table-cell>
          <table:table-cell table:style-name="ce20" table:formula="of:=1-[.C55]" office:value-type="float" office:value="0" calcext:value-type="float">
            <text:p>0</text:p>
          </table:table-cell>
          <table:covered-table-cell table:style-name="ce27"/>
          <table:table-cell table:number-columns-repeated="1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18.5" calcext:value-type="float">
            <text:p>18.5</text:p>
          </table:table-cell>
          <table:table-cell table:style-name="ce19" table:formula="of:=BASE([.A57]; 2;6)" office:value-type="string" office:string-value="010010" calcext:value-type="string">
            <text:p>010010</text:p>
          </table:table-cell>
          <table:table-cell table:style-name="ce20" table:formula="of:=1-[.C56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19" calcext:value-type="float">
            <text:p>19</text:p>
          </table:table-cell>
          <table:table-cell table:style-name="ce19" table:formula="of:=BASE([.A58]; 2;6)" office:value-type="string" office:string-value="010011" calcext:value-type="string">
            <text:p>010011</text:p>
          </table:table-cell>
          <table:table-cell table:style-name="ce20" table:formula="of:=1-[.C57]" office:value-type="float" office:value="0" calcext:value-type="float">
            <text:p>0</text:p>
          </table:table-cell>
          <table:covered-table-cell table:style-name="ce27"/>
          <table:table-cell table:number-columns-repeated="1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19.5" calcext:value-type="float">
            <text:p>19.5</text:p>
          </table:table-cell>
          <table:table-cell table:style-name="ce19" table:formula="of:=BASE([.A59]; 2;6)" office:value-type="string" office:string-value="010011" calcext:value-type="string">
            <text:p>010011</text:p>
          </table:table-cell>
          <table:table-cell table:style-name="ce20" table:formula="of:=1-[.C58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0" calcext:value-type="float">
            <text:p>20</text:p>
          </table:table-cell>
          <table:table-cell table:style-name="ce19" table:formula="of:=BASE([.A60]; 2;6)" office:value-type="string" office:string-value="010100" calcext:value-type="string">
            <text:p>010100</text:p>
          </table:table-cell>
          <table:table-cell table:style-name="ce20" table:formula="of:=1-[.C59]" office:value-type="float" office:value="0" calcext:value-type="float">
            <text:p>0</text:p>
          </table:table-cell>
          <table:covered-table-cell table:style-name="ce27"/>
          <table:table-cell table:number-columns-repeated="1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0.5" calcext:value-type="float">
            <text:p>20.5</text:p>
          </table:table-cell>
          <table:table-cell table:style-name="ce19" table:formula="of:=BASE([.A61]; 2;6)" office:value-type="string" office:string-value="010100" calcext:value-type="string">
            <text:p>010100</text:p>
          </table:table-cell>
          <table:table-cell table:style-name="ce20" table:formula="of:=1-[.C60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1" calcext:value-type="float">
            <text:p>21</text:p>
          </table:table-cell>
          <table:table-cell table:style-name="ce19" table:formula="of:=BASE([.A62]; 2;6)" office:value-type="string" office:string-value="010101" calcext:value-type="string">
            <text:p>010101</text:p>
          </table:table-cell>
          <table:table-cell table:style-name="ce20" table:formula="of:=1-[.C61]" office:value-type="float" office:value="0" calcext:value-type="float">
            <text:p>0</text:p>
          </table:table-cell>
          <table:covered-table-cell table:style-name="ce27"/>
          <table:table-cell table:number-columns-repeated="1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1.5" calcext:value-type="float">
            <text:p>21.5</text:p>
          </table:table-cell>
          <table:table-cell table:style-name="ce19" table:formula="of:=BASE([.A63]; 2;6)" office:value-type="string" office:string-value="010101" calcext:value-type="string">
            <text:p>010101</text:p>
          </table:table-cell>
          <table:table-cell table:style-name="ce20" table:formula="of:=1-[.C62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2" calcext:value-type="float">
            <text:p>22</text:p>
          </table:table-cell>
          <table:table-cell table:style-name="ce19" table:formula="of:=BASE([.A64]; 2;6)" office:value-type="string" office:string-value="010110" calcext:value-type="string">
            <text:p>010110</text:p>
          </table:table-cell>
          <table:table-cell table:style-name="ce20" table:formula="of:=1-[.C63]" office:value-type="float" office:value="0" calcext:value-type="float">
            <text:p>0</text:p>
          </table:table-cell>
          <table:covered-table-cell table:style-name="ce27"/>
          <table:table-cell table:number-columns-repeated="1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2.5" calcext:value-type="float">
            <text:p>22.5</text:p>
          </table:table-cell>
          <table:table-cell table:style-name="ce19" table:formula="of:=BASE([.A65]; 2;6)" office:value-type="string" office:string-value="010110" calcext:value-type="string">
            <text:p>010110</text:p>
          </table:table-cell>
          <table:table-cell table:style-name="ce20" table:formula="of:=1-[.C64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3" calcext:value-type="float">
            <text:p>23</text:p>
          </table:table-cell>
          <table:table-cell table:style-name="ce19" table:formula="of:=BASE([.A66]; 2;6)" office:value-type="string" office:string-value="010111" calcext:value-type="string">
            <text:p>010111</text:p>
          </table:table-cell>
          <table:table-cell table:style-name="ce20" table:formula="of:=1-[.C65]" office:value-type="float" office:value="0" calcext:value-type="float">
            <text:p>0</text:p>
          </table:table-cell>
          <table:covered-table-cell table:style-name="ce27"/>
          <table:table-cell table:number-columns-repeated="1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3.5" calcext:value-type="float">
            <text:p>23.5</text:p>
          </table:table-cell>
          <table:table-cell table:style-name="ce19" table:formula="of:=BASE([.A67]; 2;6)" office:value-type="string" office:string-value="010111" calcext:value-type="string">
            <text:p>010111</text:p>
          </table:table-cell>
          <table:table-cell table:style-name="ce20" table:formula="of:=1-[.C66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4" calcext:value-type="float">
            <text:p>24</text:p>
          </table:table-cell>
          <table:table-cell table:style-name="ce19" table:formula="of:=BASE([.A68]; 2;6)" office:value-type="string" office:string-value="011000" calcext:value-type="string">
            <text:p>011000</text:p>
          </table:table-cell>
          <table:table-cell table:style-name="ce20" table:formula="of:=1-[.C67]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16">
            <text:p>SAVE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4.5" calcext:value-type="float">
            <text:p>24.5</text:p>
          </table:table-cell>
          <table:table-cell table:style-name="ce19" table:formula="of:=BASE([.A69]; 2;6)" office:value-type="string" office:string-value="011000" calcext:value-type="string">
            <text:p>011000</text:p>
          </table:table-cell>
          <table:table-cell table:style-name="ce20" table:formula="of:=1-[.C68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5" calcext:value-type="float">
            <text:p>25</text:p>
          </table:table-cell>
          <table:table-cell table:style-name="ce19" table:formula="of:=BASE([.A70]; 2;6)" office:value-type="string" office:string-value="011001" calcext:value-type="string">
            <text:p>011001</text:p>
          </table:table-cell>
          <table:table-cell table:style-name="ce20" table:formula="of:=1-[.C69]" office:value-type="float" office:value="0" calcext:value-type="float">
            <text:p>0</text:p>
          </table:table-cell>
          <table:covered-table-cell table:style-name="ce27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5.5" calcext:value-type="float">
            <text:p>25.5</text:p>
          </table:table-cell>
          <table:table-cell table:style-name="ce19" table:formula="of:=BASE([.A71]; 2;6)" office:value-type="string" office:string-value="011001" calcext:value-type="string">
            <text:p>011001</text:p>
          </table:table-cell>
          <table:table-cell table:style-name="ce20" table:formula="of:=1-[.C70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6" calcext:value-type="float">
            <text:p>26</text:p>
          </table:table-cell>
          <table:table-cell table:style-name="ce19" table:formula="of:=BASE([.A72]; 2;6)" office:value-type="string" office:string-value="011010" calcext:value-type="string">
            <text:p>011010</text:p>
          </table:table-cell>
          <table:table-cell table:style-name="ce20" table:formula="of:=1-[.C71]" office:value-type="float" office:value="0" calcext:value-type="float">
            <text:p>0</text:p>
          </table:table-cell>
          <table:covered-table-cell table:style-name="ce27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6.5" calcext:value-type="float">
            <text:p>26.5</text:p>
          </table:table-cell>
          <table:table-cell table:style-name="ce19" table:formula="of:=BASE([.A73]; 2;6)" office:value-type="string" office:string-value="011010" calcext:value-type="string">
            <text:p>011010</text:p>
          </table:table-cell>
          <table:table-cell table:style-name="ce20" table:formula="of:=1-[.C72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7" calcext:value-type="float">
            <text:p>27</text:p>
          </table:table-cell>
          <table:table-cell table:style-name="ce19" table:formula="of:=BASE([.A74]; 2;6)" office:value-type="string" office:string-value="011011" calcext:value-type="string">
            <text:p>011011</text:p>
          </table:table-cell>
          <table:table-cell table:style-name="ce20" table:formula="of:=1-[.C73]" office:value-type="float" office:value="0" calcext:value-type="float">
            <text:p>0</text:p>
          </table:table-cell>
          <table:covered-table-cell table:style-name="ce27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7.5" calcext:value-type="float">
            <text:p>27.5</text:p>
          </table:table-cell>
          <table:table-cell table:style-name="ce19" table:formula="of:=BASE([.A75]; 2;6)" office:value-type="string" office:string-value="011011" calcext:value-type="string">
            <text:p>011011</text:p>
          </table:table-cell>
          <table:table-cell table:style-name="ce20" table:formula="of:=1-[.C74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8" calcext:value-type="float">
            <text:p>28</text:p>
          </table:table-cell>
          <table:table-cell table:style-name="ce19" table:formula="of:=BASE([.A76]; 2;6)" office:value-type="string" office:string-value="011100" calcext:value-type="string">
            <text:p>011100</text:p>
          </table:table-cell>
          <table:table-cell table:style-name="ce20" table:formula="of:=1-[.C75]" office:value-type="float" office:value="0" calcext:value-type="float">
            <text:p>0</text:p>
          </table:table-cell>
          <table:covered-table-cell table:style-name="ce27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8.5" calcext:value-type="float">
            <text:p>28.5</text:p>
          </table:table-cell>
          <table:table-cell table:style-name="ce19" table:formula="of:=BASE([.A77]; 2;6)" office:value-type="string" office:string-value="011100" calcext:value-type="string">
            <text:p>011100</text:p>
          </table:table-cell>
          <table:table-cell table:style-name="ce20" table:formula="of:=1-[.C76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9" calcext:value-type="float">
            <text:p>29</text:p>
          </table:table-cell>
          <table:table-cell table:style-name="ce19" table:formula="of:=BASE([.A78]; 2;6)" office:value-type="string" office:string-value="011101" calcext:value-type="string">
            <text:p>011101</text:p>
          </table:table-cell>
          <table:table-cell table:style-name="ce20" table:formula="of:=1-[.C77]" office:value-type="float" office:value="0" calcext:value-type="float">
            <text:p>0</text:p>
          </table:table-cell>
          <table:covered-table-cell table:style-name="ce27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9.5" calcext:value-type="float">
            <text:p>29.5</text:p>
          </table:table-cell>
          <table:table-cell table:style-name="ce19" table:formula="of:=BASE([.A79]; 2;6)" office:value-type="string" office:string-value="011101" calcext:value-type="string">
            <text:p>011101</text:p>
          </table:table-cell>
          <table:table-cell table:style-name="ce20" table:formula="of:=1-[.C78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0" calcext:value-type="float">
            <text:p>30</text:p>
          </table:table-cell>
          <table:table-cell table:style-name="ce19" table:formula="of:=BASE([.A80]; 2;6)" office:value-type="string" office:string-value="011110" calcext:value-type="string">
            <text:p>011110</text:p>
          </table:table-cell>
          <table:table-cell table:style-name="ce20" table:formula="of:=1-[.C79]" office:value-type="float" office:value="0" calcext:value-type="float">
            <text:p>0</text:p>
          </table:table-cell>
          <table:covered-table-cell table:style-name="ce27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0.5" calcext:value-type="float">
            <text:p>30.5</text:p>
          </table:table-cell>
          <table:table-cell table:style-name="ce19" table:formula="of:=BASE([.A81]; 2;6)" office:value-type="string" office:string-value="011110" calcext:value-type="string">
            <text:p>011110</text:p>
          </table:table-cell>
          <table:table-cell table:style-name="ce20" table:formula="of:=1-[.C80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1" calcext:value-type="float">
            <text:p>31</text:p>
          </table:table-cell>
          <table:table-cell table:style-name="ce19" table:formula="of:=BASE([.A82]; 2;6)" office:value-type="string" office:string-value="011111" calcext:value-type="string">
            <text:p>011111</text:p>
          </table:table-cell>
          <table:table-cell table:style-name="ce20" table:formula="of:=1-[.C81]" office:value-type="float" office:value="0" calcext:value-type="float">
            <text:p>0</text:p>
          </table:table-cell>
          <table:covered-table-cell table:style-name="ce27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1.5" calcext:value-type="float">
            <text:p>31.5</text:p>
          </table:table-cell>
          <table:table-cell table:style-name="ce19" table:formula="of:=BASE([.A83]; 2;6)" office:value-type="string" office:string-value="011111" calcext:value-type="string">
            <text:p>011111</text:p>
          </table:table-cell>
          <table:table-cell table:style-name="ce20" table:formula="of:=1-[.C82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2" calcext:value-type="float">
            <text:p>32</text:p>
          </table:table-cell>
          <table:table-cell table:style-name="ce19" table:formula="of:=BASE([.A84]; 2;6)" office:value-type="string" office:string-value="100000" calcext:value-type="string">
            <text:p>100000</text:p>
          </table:table-cell>
          <table:table-cell table:style-name="ce20" table:formula="of:=1-[.C83]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2">
            <text:p>NOT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2.5" calcext:value-type="float">
            <text:p>32.5</text:p>
          </table:table-cell>
          <table:table-cell table:style-name="ce19" table:formula="of:=BASE([.A85]; 2;6)" office:value-type="string" office:string-value="100000" calcext:value-type="string">
            <text:p>100000</text:p>
          </table:table-cell>
          <table:table-cell table:style-name="ce20" table:formula="of:=1-[.C84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3" calcext:value-type="float">
            <text:p>33</text:p>
          </table:table-cell>
          <table:table-cell table:style-name="ce19" table:formula="of:=BASE([.A86]; 2;6)" office:value-type="string" office:string-value="100001" calcext:value-type="string">
            <text:p>100001</text:p>
          </table:table-cell>
          <table:table-cell table:style-name="ce20" table:formula="of:=1-[.C85]" office:value-type="float" office:value="0" calcext:value-type="float">
            <text:p>0</text:p>
          </table:table-cell>
          <table: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3.5" calcext:value-type="float">
            <text:p>33.5</text:p>
          </table:table-cell>
          <table:table-cell table:style-name="ce19" table:formula="of:=BASE([.A87]; 2;6)" office:value-type="string" office:string-value="100001" calcext:value-type="string">
            <text:p>100001</text:p>
          </table:table-cell>
          <table:table-cell table:style-name="ce20" table:formula="of:=1-[.C86]" office:value-type="float" office:value="1" calcext:value-type="float">
            <text:p>1</text:p>
          </table:table-cell>
          <table: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4" calcext:value-type="float">
            <text:p>34</text:p>
          </table:table-cell>
          <table:table-cell table:style-name="ce19" table:formula="of:=BASE([.A88]; 2;6)" office:value-type="string" office:string-value="100010" calcext:value-type="string">
            <text:p>100010</text:p>
          </table:table-cell>
          <table:table-cell table:style-name="ce20" table:formula="of:=1-[.C87]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2">
            <text:p>ZERO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4.5" calcext:value-type="float">
            <text:p>34.5</text:p>
          </table:table-cell>
          <table:table-cell table:style-name="ce19" table:formula="of:=BASE([.A89]; 2;6)" office:value-type="string" office:string-value="100010" calcext:value-type="string">
            <text:p>100010</text:p>
          </table:table-cell>
          <table:table-cell table:style-name="ce20" table:formula="of:=1-[.C88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5" calcext:value-type="float">
            <text:p>35</text:p>
          </table:table-cell>
          <table:table-cell table:style-name="ce19" table:formula="of:=BASE([.A90]; 2;6)" office:value-type="string" office:string-value="100011" calcext:value-type="string">
            <text:p>100011</text:p>
          </table:table-cell>
          <table:table-cell table:style-name="ce20" table:formula="of:=1-[.C89]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2">
            <text:p>ONE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5.5" calcext:value-type="float">
            <text:p>35.5</text:p>
          </table:table-cell>
          <table:table-cell table:style-name="ce19" table:formula="of:=BASE([.A91]; 2;6)" office:value-type="string" office:string-value="100011" calcext:value-type="string">
            <text:p>100011</text:p>
          </table:table-cell>
          <table:table-cell table:style-name="ce20" table:formula="of:=1-[.C90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6" calcext:value-type="float">
            <text:p>36</text:p>
          </table:table-cell>
          <table:table-cell table:style-name="ce19" table:formula="of:=BASE([.A92]; 2;6)" office:value-type="string" office:string-value="100100" calcext:value-type="string">
            <text:p>100100</text:p>
          </table:table-cell>
          <table:table-cell table:style-name="ce20" table:formula="of:=1-[.C91]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2">
            <text:p>RET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6.5" calcext:value-type="float">
            <text:p>36.5</text:p>
          </table:table-cell>
          <table:table-cell table:style-name="ce19" table:formula="of:=BASE([.A93]; 2;6)" office:value-type="string" office:string-value="100100" calcext:value-type="string">
            <text:p>100100</text:p>
          </table:table-cell>
          <table:table-cell table:style-name="ce20" table:formula="of:=1-[.C92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7" calcext:value-type="float">
            <text:p>37</text:p>
          </table:table-cell>
          <table:table-cell table:style-name="ce19" table:formula="of:=BASE([.A94]; 2;6)" office:value-type="string" office:string-value="100101" calcext:value-type="string">
            <text:p>100101</text:p>
          </table:table-cell>
          <table:table-cell table:style-name="ce20" table:formula="of:=1-[.C93]" office:value-type="float" office:value="0" calcext:value-type="float">
            <text:p>0</text:p>
          </table:table-cell>
          <table: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7.5" calcext:value-type="float">
            <text:p>37.5</text:p>
          </table:table-cell>
          <table:table-cell table:style-name="ce19" table:formula="of:=BASE([.A95]; 2;6)" office:value-type="string" office:string-value="100101" calcext:value-type="string">
            <text:p>100101</text:p>
          </table:table-cell>
          <table:table-cell table:style-name="ce20" table:formula="of:=1-[.C94]" office:value-type="float" office:value="1" calcext:value-type="float">
            <text:p>1</text:p>
          </table:table-cell>
          <table: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8" calcext:value-type="float">
            <text:p>38</text:p>
          </table:table-cell>
          <table:table-cell table:style-name="ce19" table:formula="of:=BASE([.A96]; 2;6)" office:value-type="string" office:string-value="100110" calcext:value-type="string">
            <text:p>100110</text:p>
          </table:table-cell>
          <table:table-cell table:style-name="ce20" table:formula="of:=1-[.C95]" office:value-type="float" office:value="0" calcext:value-type="float">
            <text:p>0</text:p>
          </table:table-cell>
          <table: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8.5" calcext:value-type="float">
            <text:p>38.5</text:p>
          </table:table-cell>
          <table:table-cell table:style-name="ce19" table:formula="of:=BASE([.A97]; 2;6)" office:value-type="string" office:string-value="100110" calcext:value-type="string">
            <text:p>100110</text:p>
          </table:table-cell>
          <table:table-cell table:style-name="ce20" table:formula="of:=1-[.C96]" office:value-type="float" office:value="1" calcext:value-type="float">
            <text:p>1</text:p>
          </table:table-cell>
          <table: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9" calcext:value-type="float">
            <text:p>39</text:p>
          </table:table-cell>
          <table:table-cell table:style-name="ce19" table:formula="of:=BASE([.A98]; 2;6)" office:value-type="string" office:string-value="100111" calcext:value-type="string">
            <text:p>100111</text:p>
          </table:table-cell>
          <table:table-cell table:style-name="ce20" table:formula="of:=1-[.C97]" office:value-type="float" office:value="0" calcext:value-type="float">
            <text:p>0</text:p>
          </table:table-cell>
          <table: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9.5" calcext:value-type="float">
            <text:p>39.5</text:p>
          </table:table-cell>
          <table:table-cell table:style-name="ce19" table:formula="of:=BASE([.A99]; 2;6)" office:value-type="string" office:string-value="100111" calcext:value-type="string">
            <text:p>100111</text:p>
          </table:table-cell>
          <table:table-cell table:style-name="ce20" table:formula="of:=1-[.C98]" office:value-type="float" office:value="1" calcext:value-type="float">
            <text:p>1</text:p>
          </table:table-cell>
          <table: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0" calcext:value-type="float">
            <text:p>40</text:p>
          </table:table-cell>
          <table:table-cell table:style-name="ce19" table:formula="of:=BASE([.A100]; 2;6)" office:value-type="string" office:string-value="101000" calcext:value-type="string">
            <text:p>101000</text:p>
          </table:table-cell>
          <table:table-cell table:style-name="ce20" table:formula="of:=1-[.C99]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2">
            <text:p>OUT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0.5" calcext:value-type="float">
            <text:p>40.5</text:p>
          </table:table-cell>
          <table:table-cell table:style-name="ce19" table:formula="of:=BASE([.A101]; 2;6)" office:value-type="string" office:string-value="101000" calcext:value-type="string">
            <text:p>101000</text:p>
          </table:table-cell>
          <table:table-cell table:style-name="ce20" table:formula="of:=1-[.C100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1" calcext:value-type="float">
            <text:p>41</text:p>
          </table:table-cell>
          <table:table-cell table:style-name="ce19" table:formula="of:=BASE([.A102]; 2;6)" office:value-type="string" office:string-value="101001" calcext:value-type="string">
            <text:p>101001</text:p>
          </table:table-cell>
          <table:table-cell table:style-name="ce20" table:formula="of:=1-[.C101]" office:value-type="float" office:value="0" calcext:value-type="float">
            <text:p>0</text:p>
          </table:table-cell>
          <table: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1.5" calcext:value-type="float">
            <text:p>41.5</text:p>
          </table:table-cell>
          <table:table-cell table:style-name="ce19" table:formula="of:=BASE([.A103]; 2;6)" office:value-type="string" office:string-value="101001" calcext:value-type="string">
            <text:p>101001</text:p>
          </table:table-cell>
          <table:table-cell table:style-name="ce20" table:formula="of:=1-[.C102]" office:value-type="float" office:value="1" calcext:value-type="float">
            <text:p>1</text:p>
          </table:table-cell>
          <table: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2" calcext:value-type="float">
            <text:p>42</text:p>
          </table:table-cell>
          <table:table-cell table:style-name="ce19" table:formula="of:=BASE([.A104]; 2;6)" office:value-type="string" office:string-value="101010" calcext:value-type="string">
            <text:p>101010</text:p>
          </table:table-cell>
          <table:table-cell table:style-name="ce20" table:formula="of:=1-[.C103]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2">
            <text:p>OUT_INC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2.5" calcext:value-type="float">
            <text:p>42.5</text:p>
          </table:table-cell>
          <table:table-cell table:style-name="ce19" table:formula="of:=BASE([.A105]; 2;6)" office:value-type="string" office:string-value="101010" calcext:value-type="string">
            <text:p>101010</text:p>
          </table:table-cell>
          <table:table-cell table:style-name="ce20" table:formula="of:=1-[.C104]" office:value-type="float" office:value="1" calcext:value-type="float">
            <text:p>1</text:p>
          </table:table-cell>
          <table:covered-table-cell table:style-name="ce23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3" calcext:value-type="float">
            <text:p>43</text:p>
          </table:table-cell>
          <table:table-cell table:style-name="ce19" table:formula="of:=BASE([.A106]; 2;6)" office:value-type="string" office:string-value="101011" calcext:value-type="string">
            <text:p>101011</text:p>
          </table:table-cell>
          <table:table-cell table:style-name="ce20" table:formula="of:=1-[.C105]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2">
            <text:p>OUT_DEC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3.5" calcext:value-type="float">
            <text:p>43.5</text:p>
          </table:table-cell>
          <table:table-cell table:style-name="ce19" table:formula="of:=BASE([.A107]; 2;6)" office:value-type="string" office:string-value="101011" calcext:value-type="string">
            <text:p>101011</text:p>
          </table:table-cell>
          <table:table-cell table:style-name="ce20" table:formula="of:=1-[.C106]" office:value-type="float" office:value="1" calcext:value-type="float">
            <text:p>1</text:p>
          </table:table-cell>
          <table:covered-table-cell table:style-name="ce23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4" calcext:value-type="float">
            <text:p>44</text:p>
          </table:table-cell>
          <table:table-cell table:style-name="ce19" table:formula="of:=BASE([.A108]; 2;6)" office:value-type="string" office:string-value="101100" calcext:value-type="string">
            <text:p>101100</text:p>
          </table:table-cell>
          <table:table-cell table:style-name="ce20" table:formula="of:=1-[.C107]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2">
            <text:p>IN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4.5" calcext:value-type="float">
            <text:p>44.5</text:p>
          </table:table-cell>
          <table:table-cell table:style-name="ce19" table:formula="of:=BASE([.A109]; 2;6)" office:value-type="string" office:string-value="101100" calcext:value-type="string">
            <text:p>101100</text:p>
          </table:table-cell>
          <table:table-cell table:style-name="ce20" table:formula="of:=1-[.C108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5" calcext:value-type="float">
            <text:p>45</text:p>
          </table:table-cell>
          <table:table-cell table:style-name="ce19" table:formula="of:=BASE([.A110]; 2;6)" office:value-type="string" office:string-value="101101" calcext:value-type="string">
            <text:p>101101</text:p>
          </table:table-cell>
          <table:table-cell table:style-name="ce20" table:formula="of:=1-[.C109]" office:value-type="float" office:value="0" calcext:value-type="float">
            <text:p>0</text:p>
          </table:table-cell>
          <table: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5.5" calcext:value-type="float">
            <text:p>45.5</text:p>
          </table:table-cell>
          <table:table-cell table:style-name="ce19" table:formula="of:=BASE([.A111]; 2;6)" office:value-type="string" office:string-value="101101" calcext:value-type="string">
            <text:p>101101</text:p>
          </table:table-cell>
          <table:table-cell table:style-name="ce20" table:formula="of:=1-[.C110]" office:value-type="float" office:value="1" calcext:value-type="float">
            <text:p>1</text:p>
          </table:table-cell>
          <table: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6" calcext:value-type="float">
            <text:p>46</text:p>
          </table:table-cell>
          <table:table-cell table:style-name="ce19" table:formula="of:=BASE([.A112]; 2;6)" office:value-type="string" office:string-value="101110" calcext:value-type="string">
            <text:p>101110</text:p>
          </table:table-cell>
          <table:table-cell table:style-name="ce20" table:formula="of:=1-[.C111]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2">
            <text:p>IN_INC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6.5" calcext:value-type="float">
            <text:p>46.5</text:p>
          </table:table-cell>
          <table:table-cell table:style-name="ce19" table:formula="of:=BASE([.A113]; 2;6)" office:value-type="string" office:string-value="101110" calcext:value-type="string">
            <text:p>101110</text:p>
          </table:table-cell>
          <table:table-cell table:style-name="ce20" table:formula="of:=1-[.C112]" office:value-type="float" office:value="1" calcext:value-type="float">
            <text:p>1</text:p>
          </table:table-cell>
          <table:covered-table-cell table:style-name="ce23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7" calcext:value-type="float">
            <text:p>47</text:p>
          </table:table-cell>
          <table:table-cell table:style-name="ce19" table:formula="of:=BASE([.A114]; 2;6)" office:value-type="string" office:string-value="101111" calcext:value-type="string">
            <text:p>101111</text:p>
          </table:table-cell>
          <table:table-cell table:style-name="ce20" table:formula="of:=1-[.C113]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2">
            <text:p>IN_DEC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7.5" calcext:value-type="float">
            <text:p>47.5</text:p>
          </table:table-cell>
          <table:table-cell table:style-name="ce19" table:formula="of:=BASE([.A115]; 2;6)" office:value-type="string" office:string-value="101111" calcext:value-type="string">
            <text:p>101111</text:p>
          </table:table-cell>
          <table:table-cell table:style-name="ce20" table:formula="of:=1-[.C114]" office:value-type="float" office:value="1" calcext:value-type="float">
            <text:p>1</text:p>
          </table:table-cell>
          <table:covered-table-cell table:style-name="ce23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8" calcext:value-type="float">
            <text:p>48</text:p>
          </table:table-cell>
          <table:table-cell table:style-name="ce19" table:formula="of:=BASE([.A116]; 2;6)" office:value-type="string" office:string-value="110000" calcext:value-type="string">
            <text:p>110000</text:p>
          </table:table-cell>
          <table:table-cell table:style-name="ce20" table:formula="of:=1-[.C115]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4">
            <text:p>IN_FROM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8.5" calcext:value-type="float">
            <text:p>48.5</text:p>
          </table:table-cell>
          <table:table-cell table:style-name="ce19" table:formula="of:=BASE([.A117]; 2;6)" office:value-type="string" office:string-value="110000" calcext:value-type="string">
            <text:p>110000</text:p>
          </table:table-cell>
          <table:table-cell table:style-name="ce20" table:formula="of:=1-[.C116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9" calcext:value-type="float">
            <text:p>49</text:p>
          </table:table-cell>
          <table:table-cell table:style-name="ce19" table:formula="of:=BASE([.A118]; 2;6)" office:value-type="string" office:string-value="110001" calcext:value-type="string">
            <text:p>110001</text:p>
          </table:table-cell>
          <table:table-cell table:style-name="ce20" table:formula="of:=1-[.C117]" office:value-type="float" office:value="0" calcext:value-type="float">
            <text:p>0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9.5" calcext:value-type="float">
            <text:p>49.5</text:p>
          </table:table-cell>
          <table:table-cell table:style-name="ce19" table:formula="of:=BASE([.A119]; 2;6)" office:value-type="string" office:string-value="110001" calcext:value-type="string">
            <text:p>110001</text:p>
          </table:table-cell>
          <table:table-cell table:style-name="ce20" table:formula="of:=1-[.C118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0" calcext:value-type="float">
            <text:p>50</text:p>
          </table:table-cell>
          <table:table-cell table:style-name="ce19" table:formula="of:=BASE([.A120]; 2;6)" office:value-type="string" office:string-value="110010" calcext:value-type="string">
            <text:p>110010</text:p>
          </table:table-cell>
          <table:table-cell table:style-name="ce20" table:formula="of:=1-[.C119]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4">
            <text:p>OUT_FROM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0.5" calcext:value-type="float">
            <text:p>50.5</text:p>
          </table:table-cell>
          <table:table-cell table:style-name="ce19" table:formula="of:=BASE([.A121]; 2;6)" office:value-type="string" office:string-value="110010" calcext:value-type="string">
            <text:p>110010</text:p>
          </table:table-cell>
          <table:table-cell table:style-name="ce20" table:formula="of:=1-[.C120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1" calcext:value-type="float">
            <text:p>51</text:p>
          </table:table-cell>
          <table:table-cell table:style-name="ce19" table:formula="of:=BASE([.A122]; 2;6)" office:value-type="string" office:string-value="110011" calcext:value-type="string">
            <text:p>110011</text:p>
          </table:table-cell>
          <table:table-cell table:style-name="ce20" table:formula="of:=1-[.C121]" office:value-type="float" office:value="0" calcext:value-type="float">
            <text:p>0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1.5" calcext:value-type="float">
            <text:p>51.5</text:p>
          </table:table-cell>
          <table:table-cell table:style-name="ce19" table:formula="of:=BASE([.A123]; 2;6)" office:value-type="string" office:string-value="110011" calcext:value-type="string">
            <text:p>110011</text:p>
          </table:table-cell>
          <table:table-cell table:style-name="ce20" table:formula="of:=1-[.C122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2" calcext:value-type="float">
            <text:p>52</text:p>
          </table:table-cell>
          <table:table-cell table:style-name="ce19" table:formula="of:=BASE([.A124]; 2;6)" office:value-type="string" office:string-value="110100" calcext:value-type="string">
            <text:p>110100</text:p>
          </table:table-cell>
          <table:table-cell table:style-name="ce20" table:formula="of:=1-[.C123]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8">
            <text:p>CALL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2.5" calcext:value-type="float">
            <text:p>52.5</text:p>
          </table:table-cell>
          <table:table-cell table:style-name="ce19" table:formula="of:=BASE([.A125]; 2;6)" office:value-type="string" office:string-value="110100" calcext:value-type="string">
            <text:p>110100</text:p>
          </table:table-cell>
          <table:table-cell table:style-name="ce20" table:formula="of:=1-[.C124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3" calcext:value-type="float">
            <text:p>53</text:p>
          </table:table-cell>
          <table:table-cell table:style-name="ce19" table:formula="of:=BASE([.A126]; 2;6)" office:value-type="string" office:string-value="110101" calcext:value-type="string">
            <text:p>110101</text:p>
          </table:table-cell>
          <table:table-cell table:style-name="ce20" table:formula="of:=1-[.C125]" office:value-type="float" office:value="0" calcext:value-type="float">
            <text:p>0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3.5" calcext:value-type="float">
            <text:p>53.5</text:p>
          </table:table-cell>
          <table:table-cell table:style-name="ce19" table:formula="of:=BASE([.A127]; 2;6)" office:value-type="string" office:string-value="110101" calcext:value-type="string">
            <text:p>110101</text:p>
          </table:table-cell>
          <table:table-cell table:style-name="ce20" table:formula="of:=1-[.C126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4" calcext:value-type="float">
            <text:p>54</text:p>
          </table:table-cell>
          <table:table-cell table:style-name="ce19" table:formula="of:=BASE([.A128]; 2;6)" office:value-type="string" office:string-value="110110" calcext:value-type="string">
            <text:p>110110</text:p>
          </table:table-cell>
          <table:table-cell table:style-name="ce20" table:formula="of:=1-[.C127]" office:value-type="float" office:value="0" calcext:value-type="float">
            <text:p>0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4.5" calcext:value-type="float">
            <text:p>54.5</text:p>
          </table:table-cell>
          <table:table-cell table:style-name="ce19" table:formula="of:=BASE([.A129]; 2;6)" office:value-type="string" office:string-value="110110" calcext:value-type="string">
            <text:p>110110</text:p>
          </table:table-cell>
          <table:table-cell table:style-name="ce20" table:formula="of:=1-[.C128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5" calcext:value-type="float">
            <text:p>55</text:p>
          </table:table-cell>
          <table:table-cell table:style-name="ce19" table:formula="of:=BASE([.A130]; 2;6)" office:value-type="string" office:string-value="110111" calcext:value-type="string">
            <text:p>110111</text:p>
          </table:table-cell>
          <table:table-cell table:style-name="ce20" table:formula="of:=1-[.C129]" office:value-type="float" office:value="0" calcext:value-type="float">
            <text:p>0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5.5" calcext:value-type="float">
            <text:p>55.5</text:p>
          </table:table-cell>
          <table:table-cell table:style-name="ce19" table:formula="of:=BASE([.A131]; 2;6)" office:value-type="string" office:string-value="110111" calcext:value-type="string">
            <text:p>110111</text:p>
          </table:table-cell>
          <table:table-cell table:style-name="ce20" table:formula="of:=1-[.C130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6" calcext:value-type="float">
            <text:p>56</text:p>
          </table:table-cell>
          <table:table-cell table:style-name="ce19" table:formula="of:=BASE([.A132]; 2;6)" office:value-type="string" office:string-value="111000" calcext:value-type="string">
            <text:p>111000</text:p>
          </table:table-cell>
          <table:table-cell table:style-name="ce20" table:formula="of:=1-[.C131]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8">
            <text:p>JMPT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6.5" calcext:value-type="float">
            <text:p>56.5</text:p>
          </table:table-cell>
          <table:table-cell table:style-name="ce19" table:formula="of:=BASE([.A133]; 2;6)" office:value-type="string" office:string-value="111000" calcext:value-type="string">
            <text:p>111000</text:p>
          </table:table-cell>
          <table:table-cell table:style-name="ce20" table:formula="of:=1-[.C132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7" calcext:value-type="float">
            <text:p>57</text:p>
          </table:table-cell>
          <table:table-cell table:style-name="ce19" table:formula="of:=BASE([.A134]; 2;6)" office:value-type="string" office:string-value="111001" calcext:value-type="string">
            <text:p>111001</text:p>
          </table:table-cell>
          <table:table-cell table:style-name="ce20" table:formula="of:=1-[.C133]" office:value-type="float" office:value="0" calcext:value-type="float">
            <text:p>0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7.5" calcext:value-type="float">
            <text:p>57.5</text:p>
          </table:table-cell>
          <table:table-cell table:style-name="ce19" table:formula="of:=BASE([.A135]; 2;6)" office:value-type="string" office:string-value="111001" calcext:value-type="string">
            <text:p>111001</text:p>
          </table:table-cell>
          <table:table-cell table:style-name="ce20" table:formula="of:=1-[.C134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8" calcext:value-type="float">
            <text:p>58</text:p>
          </table:table-cell>
          <table:table-cell table:style-name="ce19" table:formula="of:=BASE([.A136]; 2;6)" office:value-type="string" office:string-value="111010" calcext:value-type="string">
            <text:p>111010</text:p>
          </table:table-cell>
          <table:table-cell table:style-name="ce20" table:formula="of:=1-[.C135]" office:value-type="float" office:value="0" calcext:value-type="float">
            <text:p>0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8.5" calcext:value-type="float">
            <text:p>58.5</text:p>
          </table:table-cell>
          <table:table-cell table:style-name="ce19" table:formula="of:=BASE([.A137]; 2;6)" office:value-type="string" office:string-value="111010" calcext:value-type="string">
            <text:p>111010</text:p>
          </table:table-cell>
          <table:table-cell table:style-name="ce20" table:formula="of:=1-[.C136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9" calcext:value-type="float">
            <text:p>59</text:p>
          </table:table-cell>
          <table:table-cell table:style-name="ce19" table:formula="of:=BASE([.A138]; 2;6)" office:value-type="string" office:string-value="111011" calcext:value-type="string">
            <text:p>111011</text:p>
          </table:table-cell>
          <table:table-cell table:style-name="ce20" table:formula="of:=1-[.C137]" office:value-type="float" office:value="0" calcext:value-type="float">
            <text:p>0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9.5" calcext:value-type="float">
            <text:p>59.5</text:p>
          </table:table-cell>
          <table:table-cell table:style-name="ce19" table:formula="of:=BASE([.A139]; 2;6)" office:value-type="string" office:string-value="111011" calcext:value-type="string">
            <text:p>111011</text:p>
          </table:table-cell>
          <table:table-cell table:style-name="ce20" table:formula="of:=1-[.C138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60" calcext:value-type="float">
            <text:p>60</text:p>
          </table:table-cell>
          <table:table-cell table:style-name="ce19" table:formula="of:=BASE([.A140]; 2;6)" office:value-type="string" office:string-value="111100" calcext:value-type="string">
            <text:p>111100</text:p>
          </table:table-cell>
          <table:table-cell table:style-name="ce20" table:formula="of:=1-[.C139]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8">
            <text:p>JMP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60.5" calcext:value-type="float">
            <text:p>60.5</text:p>
          </table:table-cell>
          <table:table-cell table:style-name="ce19" table:formula="of:=BASE([.A141]; 2;6)" office:value-type="string" office:string-value="111100" calcext:value-type="string">
            <text:p>111100</text:p>
          </table:table-cell>
          <table:table-cell table:style-name="ce20" table:formula="of:=1-[.C140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61" calcext:value-type="float">
            <text:p>61</text:p>
          </table:table-cell>
          <table:table-cell table:style-name="ce19" table:formula="of:=BASE([.A142]; 2;6)" office:value-type="string" office:string-value="111101" calcext:value-type="string">
            <text:p>111101</text:p>
          </table:table-cell>
          <table:table-cell table:style-name="ce20" table:formula="of:=1-[.C141]" office:value-type="float" office:value="0" calcext:value-type="float">
            <text:p>0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61.5" calcext:value-type="float">
            <text:p>61.5</text:p>
          </table:table-cell>
          <table:table-cell table:style-name="ce19" table:formula="of:=BASE([.A143]; 2;6)" office:value-type="string" office:string-value="111101" calcext:value-type="string">
            <text:p>111101</text:p>
          </table:table-cell>
          <table:table-cell table:style-name="ce20" table:formula="of:=1-[.C142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62" calcext:value-type="float">
            <text:p>62</text:p>
          </table:table-cell>
          <table:table-cell table:style-name="ce19" table:formula="of:=BASE([.A144]; 2;6)" office:value-type="string" office:string-value="111110" calcext:value-type="string">
            <text:p>111110</text:p>
          </table:table-cell>
          <table:table-cell table:style-name="ce20" table:formula="of:=1-[.C143]" office:value-type="float" office:value="0" calcext:value-type="float">
            <text:p>0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62.5" calcext:value-type="float">
            <text:p>62.5</text:p>
          </table:table-cell>
          <table:table-cell table:style-name="ce19" table:formula="of:=BASE([.A145]; 2;6)" office:value-type="string" office:string-value="111110" calcext:value-type="string">
            <text:p>111110</text:p>
          </table:table-cell>
          <table:table-cell table:style-name="ce20" table:formula="of:=1-[.C144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63" calcext:value-type="float">
            <text:p>63</text:p>
          </table:table-cell>
          <table:table-cell table:style-name="ce19" table:formula="of:=BASE([.A146]; 2;6)" office:value-type="string" office:string-value="111111" calcext:value-type="string">
            <text:p>111111</text:p>
          </table:table-cell>
          <table:table-cell table:style-name="ce20" table:formula="of:=1-[.C145]" office:value-type="float" office:value="0" calcext:value-type="float">
            <text:p>0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63.5" calcext:value-type="float">
            <text:p>63.5</text:p>
          </table:table-cell>
          <table:table-cell table:style-name="ce19" table:formula="of:=BASE([.A147]; 2;6)" office:value-type="string" office:string-value="111111" calcext:value-type="string">
            <text:p>111111</text:p>
          </table:table-cell>
          <table:table-cell table:style-name="ce20" table:formula="of:=1-[.C146]" office:value-type="float" office:value="1" calcext:value-type="float">
            <text:p>1</text:p>
          </table:table-cell>
          <table:covered-table-cell table:style-name="ce27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4">
          <table:table-cell table:style-name="ce17"/>
          <table:table-cell table:style-name="ce19"/>
          <table:table-cell table:style-name="ce20"/>
          <table:table-cell table:style-name="ce27"/>
          <table:table-cell table:style-name="ce20" table:number-columns-repeated="18"/>
          <table:table-cell table:number-columns-repeated="17"/>
          <table:table-cell table:style-name="ce20" table:number-columns-repeated="16345"/>
        </table:table-row>
        <table:table-row table:style-name="ro5" table:number-rows-repeated="127">
          <table:table-cell table:style-name="ce12"/>
          <table:table-cell table:style-name="ce19"/>
          <table:table-cell table:number-columns-repeated="37"/>
          <table:table-cell table:style-name="Default" table:number-columns-repeated="16345"/>
        </table:table-row>
        <table:table-row table:style-name="ro5" table:number-rows-repeated="1048300">
          <table:table-cell table:number-columns-repeated="39"/>
          <table:table-cell table:style-name="Default" table:number-columns-repeated="16345"/>
        </table:table-row>
        <table:table-row table:style-name="ro5">
          <table:table-cell table:number-columns-repeated="39"/>
          <table:table-cell table:style-name="Default" table:number-columns-repeated="1634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0">00/00/0000</text:date>, <text:time style:data-style-name="N2" text:time-value="17:26:10.4576370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7:09:35.368923151</meta:creation-date>
    <dc:date>2025-12-20T18:35:27.920985399</dc:date>
    <meta:editing-duration>PT13H42M26S</meta:editing-duration>
    <meta:editing-cycles>28</meta:editing-cycles>
    <meta:generator>LibreOffice/25.8.4.2$Linux_X86_64 LibreOffice_project/0366609b1de41a39e1896ae41e33c673f2a73802</meta:generator>
    <meta:document-statistic meta:table-count="4" meta:cell-count="3097" meta:object-count="0"/>
  </office:meta>
</office:document-meta>
</file>